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b2b2b2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/>
    <style:style style:name="ce4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ackground-color="#81d41a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81d41a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ff0000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#729fc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729fcf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6d6d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0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ackground-color="#ffb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8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able-cell-properties fo:background-color="#00a933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ff6d6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81d41a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4"/>
    <style:style style:name="ce40" style:family="table-cell" style:parent-style-name="Default" style:data-style-name="N0">
      <style:table-cell-properties fo:background-color="#81d41a" fo:border="0.06pt solid #000000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ackground-color="transparent" fo:border="0.06pt solid #000000"/>
    </style:style>
    <style:style style:name="ce41" style:family="table-cell" style:parent-style-name="Default" style:data-style-name="N0">
      <style:table-cell-properties fo:background-color="#ff0000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ff00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ff0000" fo:border="0.06pt solid #000000"/>
      <style:text-properties fo:color="#ffffff" fo:font-size="12pt" style:font-size-asian="12pt" style:font-size-complex="12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PT-PiG-B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12" table:default-cell-style-name="ce58"/>
        <table:table-column table:style-name="co4" table:number-columns-repeated="50" table:default-cell-style-name="ce58"/>
        <table:table-row table:style-name="ro1">
          <table:table-cell table:style-name="ce2" office:value-type="string" calcext:value-type="string">
            <text:p>ENTRAD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OTAL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Aportació Empresarial</text:p>
          </table:table-cell>
          <table:table-cell table:style-name="ce5" office:value-type="float" office:value="25000" calcext:value-type="float">
            <text:p>25000</text:p>
          </table:table-cell>
          <table:table-cell table:style-name="ce5" table:number-columns-repeated="11"/>
          <table:table-cell table:style-name="ce6" table:formula="of:=SUM([.B2:.M2])" office:value-type="float" office:value="25000" calcext:value-type="float">
            <text:p>2500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Crèdits sol·licitats</text:p>
          </table:table-cell>
          <table:table-cell table:style-name="ce5" office:value-type="float" office:value="25000" calcext:value-type="float">
            <text:p>25000</text:p>
          </table:table-cell>
          <table:table-cell table:style-name="ce5" table:number-columns-repeated="11"/>
          <table:table-cell table:style-name="ce6" table:formula="of:=SUM([.B3:.M3])" office:value-type="float" office:value="25000" calcext:value-type="float">
            <text:p>2500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Vendes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6" table:formula="of:=SUM([.B4:.M4])" office:value-type="float" office:value="78000" calcext:value-type="float">
            <text:p>7800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Ajudes i subvencions</text:p>
          </table:table-cell>
          <table:table-cell table:style-name="ce8" table:number-columns-repeated="4"/>
          <table:table-cell table:style-name="ce9"/>
          <table:table-cell table:style-name="ce8" table:number-columns-repeated="5"/>
          <table:table-cell table:style-name="ce5" table:number-columns-repeated="2"/>
          <table:table-cell table:style-name="ce6" table:formula="of:=SUM([.B5:.M5]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Ingresos de publicidad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500" calcext:value-type="float">
            <text:p>35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000" calcext:value-type="float">
            <text:p>5000</text:p>
          </table:table-cell>
          <table:table-cell table:style-name="ce5" office:value-type="float" office:value="5500" calcext:value-type="float">
            <text:p>5500</text:p>
          </table:table-cell>
          <table:table-cell table:style-name="ce5" office:value-type="float" office:value="6000" calcext:value-type="float">
            <text:p>6000</text:p>
          </table:table-cell>
          <table:table-cell table:style-name="ce6" table:formula="of:=SUM([.B6:.M6])" office:value-type="float" office:value="39000" calcext:value-type="float">
            <text:p>39000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TOTAL ENTRADES</text:p>
          </table:table-cell>
          <table:table-cell table:style-name="ce10" table:formula="of:=SUM([.B2:.B6])" office:value-type="float" office:value="51500" calcext:value-type="float">
            <text:p>51500</text:p>
          </table:table-cell>
          <table:table-cell table:style-name="ce10" table:formula="of:=SUM([.C2:.C6])" office:value-type="float" office:value="3000" calcext:value-type="float">
            <text:p>3000</text:p>
          </table:table-cell>
          <table:table-cell table:style-name="ce10" table:formula="of:=SUM([.D2:.D6])" office:value-type="float" office:value="4500" calcext:value-type="float">
            <text:p>4500</text:p>
          </table:table-cell>
          <table:table-cell table:style-name="ce10" table:formula="of:=SUM([.E2:.E6])" office:value-type="float" office:value="6000" calcext:value-type="float">
            <text:p>6000</text:p>
          </table:table-cell>
          <table:table-cell table:style-name="ce10" table:formula="of:=SUM([.F2:.F6])" office:value-type="float" office:value="7500" calcext:value-type="float">
            <text:p>7500</text:p>
          </table:table-cell>
          <table:table-cell table:style-name="ce10" table:formula="of:=SUM([.G2:.G6])" office:value-type="float" office:value="9000" calcext:value-type="float">
            <text:p>9000</text:p>
          </table:table-cell>
          <table:table-cell table:style-name="ce10" table:formula="of:=SUM([.H2:.H6])" office:value-type="float" office:value="10500" calcext:value-type="float">
            <text:p>10500</text:p>
          </table:table-cell>
          <table:table-cell table:style-name="ce10" table:formula="of:=SUM([.I2:.I6])" office:value-type="float" office:value="12000" calcext:value-type="float">
            <text:p>12000</text:p>
          </table:table-cell>
          <table:table-cell table:style-name="ce10" table:formula="of:=SUM([.J2:.J6])" office:value-type="float" office:value="13500" calcext:value-type="float">
            <text:p>13500</text:p>
          </table:table-cell>
          <table:table-cell table:style-name="ce10" table:formula="of:=SUM([.K2:.K6])" office:value-type="float" office:value="15000" calcext:value-type="float">
            <text:p>15000</text:p>
          </table:table-cell>
          <table:table-cell table:style-name="ce10" table:formula="of:=SUM([.L2:.L6])" office:value-type="float" office:value="16500" calcext:value-type="float">
            <text:p>16500</text:p>
          </table:table-cell>
          <table:table-cell table:style-name="ce10" table:formula="of:=SUM([.M2:.M6])" office:value-type="float" office:value="18000" calcext:value-type="float">
            <text:p>18000</text:p>
          </table:table-cell>
          <table:table-cell table:style-name="ce10" table:formula="of:=SUM([.N2:.N6])" office:value-type="float" office:value="167000" calcext:value-type="float">
            <text:p>167000</text:p>
          </table:table-cell>
          <table:table-cell table:number-columns-repeated="50"/>
        </table:table-row>
        <table:table-row table:style-name="ro1">
          <table:table-cell table:style-name="ce11" office:value-type="string" calcext:value-type="string">
            <text:p>EIXID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OTAL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Compres actiu fix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table:number-columns-repeated="9"/>
          <table:table-cell table:style-name="ce5" table:number-columns-repeated="2"/>
          <table:table-cell table:style-name="ce6" table:formula="of:=SUM([.B9:.M9])" office:value-type="float" office:value="3700" calcext:value-type="float">
            <text:p>3700</text:p>
          </table:table-cell>
          <table:table-cell table:number-columns-repeated="50"/>
        </table:table-row>
        <table:table-row table:style-name="ro1">
          <table:table-cell table:style-name="ce12" office:value-type="string" calcext:value-type="string">
            <text:p>Obres de condicionament</text:p>
          </table:table-cell>
          <table:table-cell table:style-name="ce5" table:number-columns-repeated="12"/>
          <table:table-cell table:style-name="ce6" table:formula="of:=SUM([.B10:.M10]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Mat. primeres/mercaderies</text:p>
          </table:table-cell>
          <table:table-cell table:style-name="ce8" table:number-columns-repeated="4"/>
          <table:table-cell table:style-name="ce9"/>
          <table:table-cell table:style-name="ce8" table:number-columns-repeated="5"/>
          <table:table-cell table:style-name="ce5" table:number-columns-repeated="2"/>
          <table:table-cell table:style-name="ce6" table:formula="of:=SUM([.B11:.M11]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Lloguers</text:p>
          </table:table-cell>
          <table:table-cell table:number-columns-repeated="12" table:style-name="ce8" office:value-type="float" office:value="350" calcext:value-type="float">
            <text:p>350</text:p>
          </table:table-cell>
          <table:table-cell table:style-name="ce6" table:formula="of:=SUM([.B12:.M12])" office:value-type="float" office:value="4200" calcext:value-type="float">
            <text:p>420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Segurs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number-columns-repeated="9"/>
          <table:table-cell table:style-name="ce5" table:number-columns-repeated="2"/>
          <table:table-cell table:style-name="ce6" table:formula="of:=SUM([.B13:.M13])" office:value-type="float" office:value="90" calcext:value-type="float">
            <text:p>9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Devolució capital préstecs</text:p>
          </table:table-cell>
          <table:table-cell table:number-columns-repeated="10" table:style-name="ce8" office:value-type="float" office:value="347.5" calcext:value-type="float">
            <text:p>347,5</text:p>
          </table:table-cell>
          <table:table-cell table:style-name="ce5" office:value-type="float" office:value="347.5" calcext:value-type="float">
            <text:p>347,5</text:p>
          </table:table-cell>
          <table:table-cell table:style-name="ce8" office:value-type="float" office:value="347.5" calcext:value-type="float">
            <text:p>347,5</text:p>
          </table:table-cell>
          <table:table-cell table:style-name="ce6" table:formula="of:=SUM([.B14:.M14])" office:value-type="float" office:value="4170" calcext:value-type="float">
            <text:p>417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Interessos de préstecs</text:p>
          </table:table-cell>
          <table:table-cell table:style-name="ce8" table:number-columns-repeated="10"/>
          <table:table-cell table:style-name="ce5" table:number-columns-repeated="2"/>
          <table:table-cell table:style-name="ce6" table:formula="of:=SUM([.B15:.M15]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Salaris</text:p>
          </table:table-cell>
          <table:table-cell table:number-columns-repeated="10" table:style-name="ce8" office:value-type="float" office:value="4000" calcext:value-type="float">
            <text:p>4000</text:p>
          </table:table-cell>
          <table:table-cell table:number-columns-repeated="2" table:style-name="ce5" office:value-type="float" office:value="4000" calcext:value-type="float">
            <text:p>4000</text:p>
          </table:table-cell>
          <table:table-cell table:style-name="ce6" table:formula="of:=SUM([.B16:.M16])" office:value-type="float" office:value="48000" calcext:value-type="float">
            <text:p>4800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Seguridad social trabajador</text:p>
          </table:table-cell>
          <table:table-cell table:number-columns-repeated="12" table:style-name="ce8" office:value-type="float" office:value="130" calcext:value-type="float">
            <text:p>130</text:p>
          </table:table-cell>
          <table:table-cell table:style-name="ce6" table:formula="of:=SUM([.B17:.M17])" office:value-type="float" office:value="1560" calcext:value-type="float">
            <text:p>156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Cuota autonomo</text:p>
          </table:table-cell>
          <table:table-cell table:number-columns-repeated="10" table:style-name="ce8" office:value-type="float" office:value="80" calcext:value-type="float">
            <text:p>80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6" table:formula="of:=SUM([.B18:.M18])" office:value-type="float" office:value="960" calcext:value-type="float">
            <text:p>960</text:p>
          </table:table-cell>
          <table:table-cell table:number-columns-repeated="50"/>
        </table:table-row>
        <table:table-row table:style-name="ro1">
          <table:table-cell table:style-name="ce7" office:value-type="string" calcext:value-type="string">
            <text:p>Seguridad social autonomo</text:p>
          </table:table-cell>
          <table:table-cell table:number-columns-repeated="10" table:style-name="ce8" office:value-type="float" office:value="130" calcext:value-type="float">
            <text:p>130</text:p>
          </table:table-cell>
          <table:table-cell table:number-columns-repeated="2" table:style-name="ce5" office:value-type="float" office:value="130" calcext:value-type="float">
            <text:p>130</text:p>
          </table:table-cell>
          <table:table-cell table:style-name="ce6" table:formula="of:=SUM([.B19:.M19])" office:value-type="float" office:value="1560" calcext:value-type="float">
            <text:p>156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Suministros</text:p>
          </table:table-cell>
          <table:table-cell table:number-columns-repeated="12" table:style-name="ce5" office:value-type="float" office:value="150" calcext:value-type="float">
            <text:p>150</text:p>
          </table:table-cell>
          <table:table-cell table:style-name="ce6" table:formula="of:=SUM([.B20:.M20])" office:value-type="float" office:value="1800" calcext:value-type="float">
            <text:p>180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Asesoria</text:p>
          </table:table-cell>
          <table:table-cell table:number-columns-repeated="12" table:style-name="ce5" office:value-type="float" office:value="100" calcext:value-type="float">
            <text:p>100</text:p>
          </table:table-cell>
          <table:table-cell table:style-name="ce6" table:formula="of:=SUM([.B21:.M21])" office:value-type="float" office:value="1200" calcext:value-type="float">
            <text:p>120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Cuota Google Play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11"/>
          <table:table-cell table:style-name="ce6" table:formula="of:=SUM([.B22:.M22])" office:value-type="float" office:value="20" calcext:value-type="float">
            <text:p>2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Despeses constitució societat</text:p>
          </table:table-cell>
          <table:table-cell table:style-name="ce5" table:number-columns-repeated="12"/>
          <table:table-cell table:style-name="ce6" table:formula="of:=SUM([.B23:.M23]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" office:value-type="string" calcext:value-type="string">
            <text:p>TOTAL EIXIDES</text:p>
          </table:table-cell>
          <table:table-cell table:style-name="ce14" table:formula="of:=SUM([.B9:.B23])" office:value-type="float" office:value="9097.5" calcext:value-type="float">
            <text:p>9097,5</text:p>
          </table:table-cell>
          <table:table-cell table:style-name="ce14" table:formula="of:=SUM([.C9:.C23])" office:value-type="float" office:value="5287.5" calcext:value-type="float">
            <text:p>5287,5</text:p>
          </table:table-cell>
          <table:table-cell table:style-name="ce14" table:formula="of:=SUM([.D9:.D23])" office:value-type="float" office:value="5287.5" calcext:value-type="float">
            <text:p>5287,5</text:p>
          </table:table-cell>
          <table:table-cell table:style-name="ce14" table:formula="of:=SUM([.E9:.E23])" office:value-type="float" office:value="5287.5" calcext:value-type="float">
            <text:p>5287,5</text:p>
          </table:table-cell>
          <table:table-cell table:style-name="ce14" table:formula="of:=SUM([.F9:.F23])" office:value-type="float" office:value="5287.5" calcext:value-type="float">
            <text:p>5287,5</text:p>
          </table:table-cell>
          <table:table-cell table:style-name="ce14" table:formula="of:=SUM([.G9:.G23])" office:value-type="float" office:value="5287.5" calcext:value-type="float">
            <text:p>5287,5</text:p>
          </table:table-cell>
          <table:table-cell table:style-name="ce14" table:formula="of:=SUM([.H9:.H23])" office:value-type="float" office:value="5287.5" calcext:value-type="float">
            <text:p>5287,5</text:p>
          </table:table-cell>
          <table:table-cell table:style-name="ce14" table:formula="of:=SUM([.I9:.I23])" office:value-type="float" office:value="5287.5" calcext:value-type="float">
            <text:p>5287,5</text:p>
          </table:table-cell>
          <table:table-cell table:style-name="ce14" table:formula="of:=SUM([.J9:.J23])" office:value-type="float" office:value="5287.5" calcext:value-type="float">
            <text:p>5287,5</text:p>
          </table:table-cell>
          <table:table-cell table:style-name="ce14" table:formula="of:=SUM([.K9:.K23])" office:value-type="float" office:value="5287.5" calcext:value-type="float">
            <text:p>5287,5</text:p>
          </table:table-cell>
          <table:table-cell table:style-name="ce14" table:formula="of:=SUM([.L9:.L23])" office:value-type="float" office:value="5287.5" calcext:value-type="float">
            <text:p>5287,5</text:p>
          </table:table-cell>
          <table:table-cell table:style-name="ce14" table:formula="of:=SUM([.M9:.M23])" office:value-type="float" office:value="5287.5" calcext:value-type="float">
            <text:p>5287,5</text:p>
          </table:table-cell>
          <table:table-cell table:style-name="ce14" table:formula="of:=SUM([.N9:.N23])" office:value-type="float" office:value="67260" calcext:value-type="float">
            <text:p>67260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ENTRADES – EIXIDES</text:p>
          </table:table-cell>
          <table:table-cell table:style-name="ce16" table:formula="of:=[.B7]-[.B24]" office:value-type="float" office:value="42402.5" calcext:value-type="float">
            <text:p>42402,5</text:p>
          </table:table-cell>
          <table:table-cell table:style-name="ce16" table:formula="of:=[.C7]-[.C24]" office:value-type="float" office:value="-2287.5" calcext:value-type="float">
            <text:p>-2287,5</text:p>
          </table:table-cell>
          <table:table-cell table:style-name="ce16" table:formula="of:=[.D7]-[.D24]" office:value-type="float" office:value="-787.5" calcext:value-type="float">
            <text:p>-787,5</text:p>
          </table:table-cell>
          <table:table-cell table:style-name="ce16" table:formula="of:=[.E7]-[.E24]" office:value-type="float" office:value="712.5" calcext:value-type="float">
            <text:p>712,5</text:p>
          </table:table-cell>
          <table:table-cell table:style-name="ce16" table:formula="of:=[.F7]-[.F24]" office:value-type="float" office:value="2212.5" calcext:value-type="float">
            <text:p>2212,5</text:p>
          </table:table-cell>
          <table:table-cell table:style-name="ce16" table:formula="of:=[.G7]-[.G24]" office:value-type="float" office:value="3712.5" calcext:value-type="float">
            <text:p>3712,5</text:p>
          </table:table-cell>
          <table:table-cell table:style-name="ce16" table:formula="of:=[.H7]-[.H24]" office:value-type="float" office:value="5212.5" calcext:value-type="float">
            <text:p>5212,5</text:p>
          </table:table-cell>
          <table:table-cell table:style-name="ce16" table:formula="of:=[.I7]-[.I24]" office:value-type="float" office:value="6712.5" calcext:value-type="float">
            <text:p>6712,5</text:p>
          </table:table-cell>
          <table:table-cell table:style-name="ce16" table:formula="of:=[.J7]-[.J24]" office:value-type="float" office:value="8212.5" calcext:value-type="float">
            <text:p>8212,5</text:p>
          </table:table-cell>
          <table:table-cell table:style-name="ce16" table:formula="of:=[.K7]-[.K24]" office:value-type="float" office:value="9712.5" calcext:value-type="float">
            <text:p>9712,5</text:p>
          </table:table-cell>
          <table:table-cell table:style-name="ce16" table:formula="of:=[.L7]-[.L24]" office:value-type="float" office:value="11212.5" calcext:value-type="float">
            <text:p>11212,5</text:p>
          </table:table-cell>
          <table:table-cell table:style-name="ce16" table:formula="of:=[.M7]-[.M24]" office:value-type="float" office:value="12712.5" calcext:value-type="float">
            <text:p>12712,5</text:p>
          </table:table-cell>
          <table:table-cell table:style-name="ce16"/>
          <table:table-cell table:number-columns-repeated="50"/>
        </table:table-row>
        <table:table-row table:style-name="ro1">
          <table:table-cell table:style-name="ce17" office:value-type="string" calcext:value-type="string">
            <text:p>SALDO</text:p>
          </table:table-cell>
          <table:table-cell table:style-name="ce18" table:formula="of:=[.B25]" office:value-type="float" office:value="42402.5" calcext:value-type="float">
            <text:p>42402,5</text:p>
          </table:table-cell>
          <table:table-cell table:style-name="ce18" table:formula="of:=[.B26]+[.C25]" office:value-type="float" office:value="40115" calcext:value-type="float">
            <text:p>40115</text:p>
          </table:table-cell>
          <table:table-cell table:style-name="ce18" table:formula="of:=[.C26]+[.D25]" office:value-type="float" office:value="39327.5" calcext:value-type="float">
            <text:p>39327,5</text:p>
          </table:table-cell>
          <table:table-cell table:style-name="ce18" table:formula="of:=[.D26]+[.E25]" office:value-type="float" office:value="40040" calcext:value-type="float">
            <text:p>40040</text:p>
          </table:table-cell>
          <table:table-cell table:style-name="ce18" table:formula="of:=[.E26]+[.F25]" office:value-type="float" office:value="42252.5" calcext:value-type="float">
            <text:p>42252,5</text:p>
          </table:table-cell>
          <table:table-cell table:style-name="ce18" table:formula="of:=[.F26]+[.G25]" office:value-type="float" office:value="45965" calcext:value-type="float">
            <text:p>45965</text:p>
          </table:table-cell>
          <table:table-cell table:style-name="ce18" table:formula="of:=[.G26]+[.H25]" office:value-type="float" office:value="51177.5" calcext:value-type="float">
            <text:p>51177,5</text:p>
          </table:table-cell>
          <table:table-cell table:style-name="ce18" table:formula="of:=[.H26]+[.I25]" office:value-type="float" office:value="57890" calcext:value-type="float">
            <text:p>57890</text:p>
          </table:table-cell>
          <table:table-cell table:style-name="ce18" table:formula="of:=[.I26]+[.J25]" office:value-type="float" office:value="66102.5" calcext:value-type="float">
            <text:p>66102,5</text:p>
          </table:table-cell>
          <table:table-cell table:style-name="ce18" table:formula="of:=[.J26]+[.K25]" office:value-type="float" office:value="75815" calcext:value-type="float">
            <text:p>75815</text:p>
          </table:table-cell>
          <table:table-cell table:style-name="ce18" table:formula="of:=[.K26]+[.L25]" office:value-type="float" office:value="87027.5" calcext:value-type="float">
            <text:p>87027,5</text:p>
          </table:table-cell>
          <table:table-cell table:style-name="ce18" table:formula="of:=[.L26]+[.M25]" office:value-type="float" office:value="99740" calcext:value-type="float">
            <text:p>99740</text:p>
          </table:table-cell>
          <table:table-cell table:style-name="ce18" table:formula="of:=[.N7]-[.N24]" office:value-type="float" office:value="99740" calcext:value-type="float">
            <text:p>99740</text:p>
          </table:table-cell>
          <table:table-cell table:number-columns-repeated="50"/>
        </table:table-row>
        <table:table-row table:style-name="ro1" table:number-rows-repeated="3">
          <table:table-cell table:style-name="ce6" table:number-columns-repeated="14"/>
          <table:table-cell table:number-columns-repeated="50"/>
        </table:table-row>
        <table:table-row table:style-name="ro1">
          <table:table-cell table:style-name="ce2" office:value-type="string" calcext:value-type="string">
            <text:p>INGRESSOS</text:p>
          </table:table-cell>
          <table:table-cell table:style-name="ce19" office:value-type="string" calcext:value-type="string">
            <text:p>1<text:span text:style-name="T1">r</text:span> ANY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20" office:value-type="string" calcext:value-type="string">
            <text:p>INGRESSOS D’EXPLOTACIÓ</text:p>
          </table:table-cell>
          <table:table-cell table:style-name="ce21" table:formula="of:=[.N4]+[.N5]" office:value-type="float" office:value="78000" calcext:value-type="float">
            <text:p>78000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7" office:value-type="string" calcext:value-type="string">
            <text:p>Vendes</text:p>
          </table:table-cell>
          <table:table-cell table:style-name="ce7" table:formula="of:=[.N4]" office:value-type="float" office:value="78000" calcext:value-type="float">
            <text:p>78000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7" office:value-type="string" calcext:value-type="string">
            <text:p>Ajudes i subvencions</text:p>
          </table:table-cell>
          <table:table-cell table:style-name="ce7" table:formula="of:=[.N5]" office:value-type="float" office:value="0" calcext:value-type="float">
            <text:p>0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20" office:value-type="string" calcext:value-type="string">
            <text:p>INGRESSOS FINANCERS</text:p>
          </table:table-cell>
          <table:table-cell table:style-name="ce21" table:formula="of:=[.B35]" office:value-type="float" office:value="0" calcext:value-type="float">
            <text:p>0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7" office:value-type="string" calcext:value-type="string">
            <text:p>???</text:p>
          </table:table-cell>
          <table:table-cell table:style-name="ce7"/>
          <table:table-cell table:style-name="ce6" table:number-columns-repeated="12"/>
          <table:table-cell table:number-columns-repeated="50"/>
        </table:table-row>
        <table:table-row table:style-name="ro1">
          <table:table-cell table:style-name="ce20" office:value-type="string" calcext:value-type="string">
            <text:p>INGRESSOS EXTRAORDINARIS</text:p>
          </table:table-cell>
          <table:table-cell table:style-name="ce21" table:formula="of:=[.B37]" office:value-type="float" office:value="0" calcext:value-type="float">
            <text:p>0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7" office:value-type="string" calcext:value-type="string">
            <text:p>???</text:p>
          </table:table-cell>
          <table:table-cell table:style-name="ce8"/>
          <table:table-cell table:style-name="ce6" table:number-columns-repeated="12"/>
          <table:table-cell table:number-columns-repeated="50"/>
        </table:table-row>
        <table:table-row table:style-name="ro1">
          <table:table-cell table:style-name="ce2" office:value-type="string" calcext:value-type="string">
            <text:p>TOTAL INGRESSOS</text:p>
          </table:table-cell>
          <table:table-cell table:style-name="ce10" table:formula="of:=[.B31]+[.B34]+[.B36]" office:value-type="float" office:value="78000" calcext:value-type="float">
            <text:p>78000</text:p>
          </table:table-cell>
          <table:table-cell table:style-name="ce6" table:number-columns-repeated="12"/>
          <table:table-cell table:number-columns-repeated="50"/>
        </table:table-row>
        <table:table-row table:style-name="ro1">
          <table:table-cell table:style-name="ce22" office:value-type="string" calcext:value-type="string">
            <text:p>DESPESES/GASTOS</text:p>
          </table:table-cell>
          <table:table-cell table:style-name="ce23"/>
          <table:table-cell table:number-columns-repeated="62"/>
        </table:table-row>
        <table:table-row table:style-name="ro1">
          <table:table-cell table:style-name="ce20" office:value-type="string" calcext:value-type="string">
            <text:p>GASTOS D’EXPLOTACIÓ</text:p>
          </table:table-cell>
          <table:table-cell table:style-name="ce24" table:formula="of:=SUM([.B41:.B49])" office:value-type="float" office:value="59390" calcext:value-type="float">
            <text:p>5939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Compres matèries primeres o mercaderies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ubministraments (llum, aigua, ...)</text:p>
          </table:table-cell>
          <table:table-cell table:style-name="ce23" table:formula="of:=SUM([.N19:.N21])" office:value-type="float" office:value="4560" calcext:value-type="float">
            <text:p>456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Lloguers</text:p>
          </table:table-cell>
          <table:table-cell table:style-name="ce23" table:formula="of:=[.N12]" office:value-type="float" office:value="4200" calcext:value-type="float">
            <text:p>42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Imposts</text:p>
          </table:table-cell>
          <table:table-cell table:style-name="ce6" table:formula="of:=[.N18]" office:value-type="float" office:value="960" calcext:value-type="float">
            <text:p>96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alaris</text:p>
          </table:table-cell>
          <table:table-cell table:style-name="ce6" table:formula="of:=[.N16]" office:value-type="float" office:value="48000" calcext:value-type="float">
            <text:p>480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eguretat Social</text:p>
          </table:table-cell>
          <table:table-cell table:style-name="ce6" table:formula="of:=[.N17]" office:value-type="float" office:value="1560" calcext:value-type="float">
            <text:p>156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Segurs</text:p>
          </table:table-cell>
          <table:table-cell table:style-name="ce6" table:formula="of:=[.N13]"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ublicitat</text:p>
          </table:table-cell>
          <table:table-cell table:style-name="ce6" table:formula="of:=[.N22]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Amortitzacions</text:p>
          </table:table-cell>
          <table:table-cell table:style-name="ce25"/>
          <table:table-cell table:style-name="ce26"/>
          <table:table-cell table:number-columns-repeated="61"/>
        </table:table-row>
        <table:table-row table:style-name="ro1">
          <table:table-cell table:style-name="ce20" office:value-type="string" calcext:value-type="string">
            <text:p>GASTOS FINANCERS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???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GASTOS EXTRAORDINARIS</text:p>
          </table:table-cell>
          <table:table-cell table:style-name="ce27" table:formula="of:=[.B53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???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22" office:value-type="string" calcext:value-type="string">
            <text:p>TOTAL GASTOS</text:p>
          </table:table-cell>
          <table:table-cell table:style-name="ce28" table:formula="of:=[.B40]+[.B50]+[.B52]" office:value-type="float" office:value="59390" calcext:value-type="float">
            <text:p>59390</text:p>
          </table:table-cell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>
          <table:table-cell table:style-name="ce29" office:value-type="string" calcext:value-type="string">
            <text:p>RESULTAT EXPLOTACIÓ (ingressos – gastos explotació)</text:p>
          </table:table-cell>
          <table:table-cell table:style-name="ce27" table:formula="of:=[.B31]-[.B40]" office:value-type="float" office:value="18610" calcext:value-type="float">
            <text:p>18610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RESULTAT FINANCER (ingressos – gastos financers)</text:p>
          </table:table-cell>
          <table:table-cell table:style-name="ce27" table:formula="of:=[.B34]-[.B5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9" office:value-type="string" calcext:value-type="string">
            <text:p>RESULTAT ORDINARI (resultat explotació + financer)</text:p>
          </table:table-cell>
          <table:table-cell table:style-name="ce30" table:formula="of:=[.B56]+[.B57]" office:value-type="float" office:value="18610" calcext:value-type="float">
            <text:p>18610</text:p>
          </table:table-cell>
          <table:table-cell table:number-columns-repeated="62"/>
        </table:table-row>
        <table:table-row table:style-name="ro1">
          <table:table-cell table:style-name="ce6"/>
          <table:table-cell table:style-name="ce16"/>
          <table:table-cell table:number-columns-repeated="62"/>
        </table:table-row>
        <table:table-row table:style-name="ro1">
          <table:table-cell table:style-name="ce29" office:value-type="string" calcext:value-type="string">
            <text:p>RESULTAT EXTRAORD. (ingressos – gastos extraordinaris)</text:p>
          </table:table-cell>
          <table:table-cell table:style-name="ce31" table:formula="of:=[.B36]-[.B52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/>
          <table:table-cell table:style-name="ce16"/>
          <table:table-cell table:number-columns-repeated="62"/>
        </table:table-row>
        <table:table-row table:style-name="ro1">
          <table:table-cell table:style-name="ce29" office:value-type="string" calcext:value-type="string">
            <text:p>BAI (resultat ordinari + extraordinari)</text:p>
          </table:table-cell>
          <table:table-cell table:style-name="ce32" table:formula="of:=[.B58]+[.B60]" office:value-type="float" office:value="18610" calcext:value-type="float">
            <text:p>18610</text:p>
          </table:table-cell>
          <table:table-cell table:number-columns-repeated="62"/>
        </table:table-row>
        <table:table-row table:style-name="ro1">
          <table:table-cell table:style-name="ce6"/>
          <table:table-cell table:style-name="ce33"/>
          <table:table-cell table:number-columns-repeated="62"/>
        </table:table-row>
        <table:table-row table:style-name="ro1">
          <table:table-cell table:style-name="ce29" office:value-type="string" calcext:value-type="string">
            <text:p>RES. EXERCICI (BAI – impostos)</text:p>
          </table:table-cell>
          <table:table-cell table:style-name="ce34"/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43" office:value-type="string" calcext:value-type="string" table:number-columns-spanned="3" table:number-rows-spanned="1">
            <text:p>ACTIVO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PASIVO</text:p>
          </table:table-cell>
          <table:covered-table-cell table:number-columns-repeated="3"/>
          <table:table-cell table:number-columns-repeated="57"/>
        </table:table-row>
        <table:table-row table:style-name="ro1">
          <table:table-cell table:style-name="ce60" office:value-type="string" calcext:value-type="string" table:number-columns-spanned="1" table:number-rows-spanned="5">
            <text:p>AF</text:p>
          </table:table-cell>
          <table:table-cell table:style-name="ce35" office:value-type="string" calcext:value-type="string">
            <text:p>Inmovilizado material</text:p>
          </table:table-cell>
          <table:table-cell table:style-name="ce16" table:formula="of:=[.B9]+[.B10]" office:value-type="float" office:value="3700" calcext:value-type="float">
            <text:p>3700</text:p>
          </table:table-cell>
          <table:table-cell table:style-name="ce46" table:number-columns-spanned="1" table:number-rows-spanned="9"/>
          <table:table-cell table:style-name="ce60" office:value-type="string" calcext:value-type="string" table:number-columns-spanned="1" table:number-rows-spanned="3">
            <text:p>Neto</text:p>
          </table:table-cell>
          <table:table-cell table:style-name="ce35" office:value-type="string" calcext:value-type="string">
            <text:p><text:s/>K social</text:p>
          </table:table-cell>
          <table:table-cell table:style-name="ce35" table:formula="of:=[.B2]" office:value-type="float" office:value="25000" calcext:value-type="float">
            <text:p>25000</text:p>
          </table:table-cell>
          <table:table-cell table:number-columns-repeated="57"/>
        </table:table-row>
        <table:table-row table:style-name="ro1">
          <table:covered-table-cell/>
          <table:table-cell table:style-name="ce35" office:value-type="string" calcext:value-type="string">
            <text:p>Inmovilizado inmaterial</text:p>
          </table:table-cell>
          <table:table-cell table:style-name="ce16"/>
          <table:covered-table-cell table:number-columns-repeated="2"/>
          <table:table-cell table:style-name="ce35" office:value-type="string" calcext:value-type="string">
            <text:p>Reservas</text:p>
          </table:table-cell>
          <table:table-cell table:style-name="ce35"/>
          <table:table-cell table:number-columns-repeated="57"/>
        </table:table-row>
        <table:table-row table:style-name="ro1">
          <table:covered-table-cell/>
          <table:table-cell table:style-name="ce35" office:value-type="string" calcext:value-type="string">
            <text:p>Inmovilizado financiero</text:p>
          </table:table-cell>
          <table:table-cell table:style-name="ce16"/>
          <table:covered-table-cell table:number-columns-repeated="2"/>
          <table:table-cell table:style-name="ce35" office:value-type="string" calcext:value-type="string">
            <text:p>P y G</text:p>
          </table:table-cell>
          <table:table-cell table:style-name="ce35" table:formula="of:=[.B62]" office:value-type="float" office:value="18610" calcext:value-type="float">
            <text:p>18610</text:p>
          </table:table-cell>
          <table:table-cell table:number-columns-repeated="57"/>
        </table:table-row>
        <table:table-row table:style-name="ro1">
          <table:covered-table-cell/>
          <table:table-cell table:style-name="ce36" office:value-type="string" calcext:value-type="string">
            <text:p>Amortizaciones (-)</text:p>
          </table:table-cell>
          <table:table-cell table:style-name="ce16" table:formula="of:=-[.B49]" office:value-type="float" office:value="0" calcext:value-type="float">
            <text:p>0</text:p>
          </table:table-cell>
          <table:covered-table-cell/>
          <table:table-cell table:style-name="ce60" office:value-type="string" calcext:value-type="string" table:number-columns-spanned="1" table:number-rows-spanned="2">
            <text:p>PF</text:p>
          </table:table-cell>
          <table:table-cell table:style-name="ce92" office:value-type="string" calcext:value-type="string" table:number-columns-spanned="1" table:number-rows-spanned="2">
            <text:p>Ex. l/p</text:p>
          </table:table-cell>
          <table:table-cell table:style-name="ce16"/>
          <table:table-cell table:number-columns-repeated="57"/>
        </table:table-row>
        <table:table-row table:style-name="ro1">
          <table:covered-table-cell/>
          <table:table-cell table:style-name="ce37" office:value-type="string" calcext:value-type="string">
            <text:p>TOTAL AF</text:p>
          </table:table-cell>
          <table:table-cell table:style-name="ce16" table:formula="of:=SUM([.C69:.C72])" office:value-type="float" office:value="3700" calcext:value-type="float">
            <text:p>3700</text:p>
          </table:table-cell>
          <table:covered-table-cell table:number-columns-repeated="3"/>
          <table:table-cell table:style-name="ce16"/>
          <table:table-cell table:number-columns-repeated="57"/>
        </table:table-row>
        <table:table-row table:style-name="ro1">
          <table:table-cell table:style-name="ce60" office:value-type="string" calcext:value-type="string" table:number-columns-spanned="1" table:number-rows-spanned="4">
            <text:p>AC</text:p>
          </table:table-cell>
          <table:table-cell table:style-name="ce35" office:value-type="string" calcext:value-type="string">
            <text:p>Existencias</text:p>
          </table:table-cell>
          <table:table-cell table:style-name="ce16" office:value-type="float" office:value="0" calcext:value-type="float">
            <text:p>0</text:p>
          </table:table-cell>
          <table:covered-table-cell/>
          <table:table-cell table:style-name="ce60" office:value-type="string" calcext:value-type="string" table:number-columns-spanned="1" table:number-rows-spanned="4">
            <text:p>PC</text:p>
          </table:table-cell>
          <table:table-cell table:style-name="ce92" office:value-type="string" calcext:value-type="string" table:number-columns-spanned="1" table:number-rows-spanned="4">
            <text:p>Ex. c/p</text:p>
          </table:table-cell>
          <table:table-cell table:style-name="ce16"/>
          <table:table-cell table:number-columns-repeated="57"/>
        </table:table-row>
        <table:table-row table:style-name="ro1">
          <table:covered-table-cell/>
          <table:table-cell table:style-name="ce35" office:value-type="string" calcext:value-type="string">
            <text:p>Realizable</text:p>
          </table:table-cell>
          <table:table-cell table:style-name="ce16"/>
          <table:covered-table-cell table:number-columns-repeated="3"/>
          <table:table-cell table:style-name="ce16"/>
          <table:table-cell table:number-columns-repeated="57"/>
        </table:table-row>
        <table:table-row table:style-name="ro1">
          <table:covered-table-cell/>
          <table:table-cell table:style-name="ce35" office:value-type="string" calcext:value-type="string">
            <text:p>Disponible</text:p>
          </table:table-cell>
          <table:table-cell table:style-name="ce16" table:formula="of:=[.N26]" office:value-type="float" office:value="99740" calcext:value-type="float">
            <text:p>99740</text:p>
          </table:table-cell>
          <table:covered-table-cell table:number-columns-repeated="3"/>
          <table:table-cell table:style-name="ce16"/>
          <table:table-cell table:number-columns-repeated="57"/>
        </table:table-row>
        <table:table-row table:style-name="ro1">
          <table:covered-table-cell/>
          <table:table-cell table:style-name="ce37" office:value-type="string" calcext:value-type="string">
            <text:p>TOTAL AC</text:p>
          </table:table-cell>
          <table:table-cell table:style-name="ce16" table:formula="of:=SUM([.C74:.C76])" office:value-type="float" office:value="99740" calcext:value-type="float">
            <text:p>99740</text:p>
          </table:table-cell>
          <table:covered-table-cell table:number-columns-repeated="3"/>
          <table:table-cell table:style-name="ce16"/>
          <table:table-cell table:number-columns-repeated="57"/>
        </table:table-row>
        <table:table-row table:style-name="ro1">
          <table:table-cell table:style-name="ce6" table:number-columns-repeated="7"/>
          <table:table-cell table:number-columns-repeated="57"/>
        </table:table-row>
        <table:table-row table:style-name="ro1">
          <table:table-cell table:style-name="ce38"/>
          <table:table-cell table:style-name="ce39" office:value-type="string" calcext:value-type="string">
            <text:p>TOTAL</text:p>
          </table:table-cell>
          <table:table-cell table:style-name="ce40" table:formula="of:=[.C73]+[.C77]" office:value-type="float" office:value="103440" calcext:value-type="float">
            <text:p>103440</text:p>
          </table:table-cell>
          <table:table-cell table:style-name="ce41"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style-name="ce42" table:formula="of:=SUM([.G69:.G77])" office:value-type="float" office:value="43610" calcext:value-type="float">
            <text:p>43610</text:p>
          </table:table-cell>
          <table:table-cell table:number-columns-repeated="57"/>
        </table:table-row>
        <table:table-row table:style-name="ro2" table:number-rows-repeated="104849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ca-ES-valencia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percentage-style style:name="N104">
      <number:number number:decimal-places="2" number:min-decimal-places="2" number:min-integer-digits="1"/>
      <number:text>%</number:text>
    </number:percentage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spenso" style:family="table-cell" style:parent-style-name="Default" style:data-style-name="N0">
      <style:table-cell-properties fo:background-color="#ffcc99" style:vertical-align="automatic"/>
    </style:style>
    <style:style style:name="Vaciar" style:family="table-cell" style:parent-style-name="Default" style:data-style-name="N0">
      <style:table-cell-properties fo:background-color="#ffffff" style:vertical-align="automatic"/>
      <style:text-properties fo:color="#e6e6e6"/>
    </style:style>
  </office:styles>
  <office:automatic-styles>
    <style:page-layout style:name="Mpm1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initial-creator>AA </meta:initial-creator>
    <meta:creation-date>2010-03-16T14:57:19Z</meta:creation-date>
    <dc:date>2023-02-19T18:15:49.966000000</dc:date>
    <meta:print-date>2011-12-21T12:38:21Z</meta:print-date>
    <meta:editing-cycles>90</meta:editing-cycles>
    <meta:editing-duration>PT13H38M21S</meta:editing-duration>
    <meta:document-statistic meta:table-count="1" meta:cell-count="337" meta:object-count="0"/>
  </office:meta>
</office:document-meta>
</file>